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дай ответы по теме JavaScript 1. Что ето 2. Зачем нужно 3. Как использовать 4. Из чего состоит 5. Ключевые понятий, концепции</text:p>
      <text:p text:style-name="Standard">ChatGPT</text:p>
      <text:p text:style-name="P1">ChatGPT</text:p>
      <text:p text:style-name="Text_20_body">Конечно, вот краткие ответы по вашим вопросам по теме JavaScript:</text:p>
      <text:list xml:id="list2894305065386948959" text:style-name="L1">
        <text:list-item>
          <text:p text:style-name="P2"><text:span text:style-name="Strong_20_Emphasis">Что это</text:span>: JavaScript - это высокоуровневый, интерпретируемый язык программирования, применяемый в веб-разработке для создания интерактивных элементов на веб-страницах.</text:p>
        </text:list-item>
        <text:list-item>
          <text:p text:style-name="P2"><text:span text:style-name="Strong_20_Emphasis">Зачем нужно</text:span>: JavaScript используется для придания интерактивности веб-страницам, создания динамического контента, валидации форм, анимации и многого другого. Он позволяет делать веб-сайты более функциональными и привлекательными для пользователей.</text:p>
        </text:list-item>
        <text:list-item>
          <text:p text:style-name="P2"><text:span text:style-name="Strong_20_Emphasis">Как использовать</text:span>: JavaScript код можно встраивать непосредственно в HTML-страницу с помощью тега <text:span text:style-name="Source_20_Text">&lt;script&gt;</text:span>, либо создавать отдельные файлы с расширением <text:span text:style-name="Source_20_Text">.js</text:span> и подключать их к HTML-странице. JavaScript также может быть использован на сервере (Node.js) для разработки веб-приложений.</text:p>
        </text:list-item>
        <text:list-item>
          <text:p text:style-name="P2"><text:span text:style-name="Strong_20_Emphasis">Из чего состоит</text:span>: JavaScript состоит из инструкций (или операторов), переменных, функций, объектов и событий. Включает в себя структуры управления, такие как условные операторы (<text:span text:style-name="Source_20_Text">if</text:span>, <text:span text:style-name="Source_20_Text">else</text:span>), циклы (<text:span text:style-name="Source_20_Text">for</text:span>, <text:span text:style-name="Source_20_Text">while</text:span>), а также методы работы с объектами и массивами.</text:p>
        </text:list-item>
        <text:list-item>
          <text:p text:style-name="P2"><text:span text:style-name="Strong_20_Emphasis">Ключевые понятия, концепции</text:span>: Важные концепции в JavaScript включают в себя:</text:p>
          <text:list>
            <text:list-item>
              <text:p text:style-name="P3">Переменные и типы данных (строки, числа, булевы значения, объекты и т.д.).</text:p>
            </text:list-item>
            <text:list-item>
              <text:p text:style-name="P3">Функции и область видимости.</text:p>
            </text:list-item>
            <text:list-item>
              <text:p text:style-name="P3">Объекты и методы объектов.</text:p>
            </text:list-item>
            <text:list-item>
              <text:p text:style-name="P3">События и обработчики событий.</text:p>
            </text:list-item>
            <text:list-item>
              <text:p text:style-name="P3">DOM (Document Object Model) - модель объектов документа, позволяющая скриптам изменять содержимое и структуру HTML-страницы.</text:p>
            </text:list-item>
            <text:list-item>
              <text:p text:style-name="P3">Асинхронное программирование с использованием колбэков, промисов и async/await.</text:p>
            </text:list-item>
            <text:list-item>
              <text:p text:style-name="P2">Модульность и подключение сторонних библиотек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8S</meta:editing-duration>
    <meta:editing-cycles>3</meta:editing-cycles>
    <meta:generator>OpenOffice/4.1.14$Win32 OpenOffice.org_project/4114m1$Build-9811</meta:generator>
    <dc:date>2024-05-01T01:09:34.87</dc:date>
    <meta:document-statistic meta:table-count="0" meta:image-count="0" meta:object-count="0" meta:page-count="1" meta:paragraph-count="16" meta:word-count="224" meta:character-count="1650"/>
    <dc:creator>Dima Wide</dc:creator>
    <meta:user-defined meta:name="Info 1"/>
    <meta:user-defined meta:name="Info 2"/>
    <meta:user-defined meta:name="Info 3"/>
    <meta:user-defined meta:name="Info 4"/>
  </office:meta>
</office:document-meta>
</file>